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.45pt" draw:marker-start-width="7.6pt" draw:marker-end-width="7.6pt" draw:fill="none" draw:textarea-horizontal-align="center" draw:textarea-vertical-align="middle" fo:padding-top="0.71pt" fo:padding-bottom="0.71pt" fo:padding-left="0.71pt" fo:padding-right="0.71pt" draw:ole-draw-aspect="1"/>
    </style:style>
    <style:style style:name="gr2" style:family="graphic">
      <style:graphic-properties draw:stroke="solid" svg:stroke-width="1.45pt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atest" table:style-name="ta1">
        <table:shapes>
          <draw:frame draw:z-index="0" draw:style-name="gr1" draw:text-style-name="P1" svg:width="705.09pt" svg:height="256.99pt" svg:x="261.86pt" svg:y="114.21pt">
            <loext:p draw:notify-on-update-of-ranges="Latest.A1:Latest.A322 Latest.B1:Latest.B32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704.61pt" svg:height="249.36pt" svg:x="263.34pt" svg:y="384.21pt">
            <loext:p draw:notify-on-update-of-ranges="Latest.A1:Latest.A322 Latest.C1:Latest.C3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.8634" calcext:value-type="float">
            <text:p>97.863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3.6754" calcext:value-type="float">
            <text:p>73.675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.9497" calcext:value-type="float">
            <text:p>48.949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143" calcext:value-type="float">
            <text:p>55.14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.0602" calcext:value-type="float">
            <text:p>45.060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3.7504" calcext:value-type="float">
            <text:p>43.750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8.3531" calcext:value-type="float">
            <text:p>48.353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1.5855" calcext:value-type="float">
            <text:p>51.585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2.3092" calcext:value-type="float">
            <text:p>42.3092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.7614" calcext:value-type="float">
            <text:p>34.761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8.7042" calcext:value-type="float">
            <text:p>58.704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.9599" calcext:value-type="float">
            <text:p>40.959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3.3232" calcext:value-type="float">
            <text:p>53.323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.8353" calcext:value-type="float">
            <text:p>50.835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.9609" calcext:value-type="float">
            <text:p>42.96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6.3186" calcext:value-type="float">
            <text:p>56.318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4.5517" calcext:value-type="float">
            <text:p>44.551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7.0364" calcext:value-type="float">
            <text:p>37.036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3.7311" calcext:value-type="float">
            <text:p>33.731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5.3349" calcext:value-type="float">
            <text:p>45.334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0.2578" calcext:value-type="float">
            <text:p>40.257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4.1647" calcext:value-type="float">
            <text:p>44.164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4.9828" calcext:value-type="float">
            <text:p>44.982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6.9566" calcext:value-type="float">
            <text:p>46.956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8.1813" calcext:value-type="float">
            <text:p>38.181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8.6511" calcext:value-type="float">
            <text:p>48.65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52.7419" calcext:value-type="float">
            <text:p>52.741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42.9936" calcext:value-type="float">
            <text:p>42.993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7.4397" calcext:value-type="float">
            <text:p>37.439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.5434" calcext:value-type="float">
            <text:p>37.543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3.5566" calcext:value-type="float">
            <text:p>43.556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7.4619" calcext:value-type="float">
            <text:p>27.461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6.9195" calcext:value-type="float">
            <text:p>26.919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7.3024" calcext:value-type="float">
            <text:p>37.302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6.6404" calcext:value-type="float">
            <text:p>36.640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2.1498" calcext:value-type="float">
            <text:p>42.149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3.6393" calcext:value-type="float">
            <text:p>23.639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3.9598" calcext:value-type="float">
            <text:p>33.959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1.5678" calcext:value-type="float">
            <text:p>31.56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5.2563" calcext:value-type="float">
            <text:p>35.256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.6182" calcext:value-type="float">
            <text:p>33.618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8.3101" calcext:value-type="float">
            <text:p>38.310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0.435" calcext:value-type="float">
            <text:p>30.43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0.0908" calcext:value-type="float">
            <text:p>40.090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0.0356" calcext:value-type="float">
            <text:p>30.035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5.1903" calcext:value-type="float">
            <text:p>55.19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9.3723" calcext:value-type="float">
            <text:p>29.372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3.7251" calcext:value-type="float">
            <text:p>33.725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39.409" calcext:value-type="float">
            <text:p>39.4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.7864" calcext:value-type="float">
            <text:p>30.786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0.5712" calcext:value-type="float">
            <text:p>20.571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34.2201" calcext:value-type="float">
            <text:p>34.22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32.3829" calcext:value-type="float">
            <text:p>32.382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41.5552" calcext:value-type="float">
            <text:p>41.555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0.4299" calcext:value-type="float">
            <text:p>30.429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4.6551" calcext:value-type="float">
            <text:p>24.655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36.1324" calcext:value-type="float">
            <text:p>36.132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3.1376" calcext:value-type="float">
            <text:p>23.137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4.3951" calcext:value-type="float">
            <text:p>24.395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0.5266" calcext:value-type="float">
            <text:p>40.52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29.3848" calcext:value-type="float">
            <text:p>29.384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1.675" calcext:value-type="float">
            <text:p>31.67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27.9961" calcext:value-type="float">
            <text:p>27.996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4.9599" calcext:value-type="float">
            <text:p>24.959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9.9009" calcext:value-type="float">
            <text:p>29.900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22.1902" calcext:value-type="float">
            <text:p>22.190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18.6959" calcext:value-type="float">
            <text:p>18.695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30.7477" calcext:value-type="float">
            <text:p>30.747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22.3652" calcext:value-type="float">
            <text:p>22.365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2.1964" calcext:value-type="float">
            <text:p>42.196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26.5387" calcext:value-type="float">
            <text:p>26.538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29.4721" calcext:value-type="float">
            <text:p>29.472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33.5645" calcext:value-type="float">
            <text:p>33.564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32.9227" calcext:value-type="float">
            <text:p>32.922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0.6268" calcext:value-type="float">
            <text:p>20.626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45.8673" calcext:value-type="float">
            <text:p>45.867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25.6918" calcext:value-type="float">
            <text:p>25.69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31.388" calcext:value-type="float">
            <text:p>31.38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24.2604" calcext:value-type="float">
            <text:p>24.260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4.602" calcext:value-type="float">
            <text:p>34.60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33.9752" calcext:value-type="float">
            <text:p>33.975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33.7205" calcext:value-type="float">
            <text:p>33.72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23.73" calcext:value-type="float">
            <text:p>23.7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22.3766" calcext:value-type="float">
            <text:p>22.376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2.5775" calcext:value-type="float">
            <text:p>32.577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8.0405" calcext:value-type="float">
            <text:p>28.040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23.8062" calcext:value-type="float">
            <text:p>23.806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29.6464" calcext:value-type="float">
            <text:p>29.64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25.7324" calcext:value-type="float">
            <text:p>25.732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.6345" calcext:value-type="float">
            <text:p>18.634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27.6697" calcext:value-type="float">
            <text:p>27.669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7.518" calcext:value-type="float">
            <text:p>17.51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36.7326" calcext:value-type="float">
            <text:p>36.732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22.2605" calcext:value-type="float">
            <text:p>22.260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20.6625" calcext:value-type="float">
            <text:p>20.662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8.6769" calcext:value-type="float">
            <text:p>18.676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22.2962" calcext:value-type="float">
            <text:p>22.29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5.6286" calcext:value-type="float">
            <text:p>25.628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33.5016" calcext:value-type="float">
            <text:p>33.501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.744" calcext:value-type="float">
            <text:p>29.74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28.5288" calcext:value-type="float">
            <text:p>28.528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34.2728" calcext:value-type="float">
            <text:p>34.27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8.4812" calcext:value-type="float">
            <text:p>28.481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8.2797" calcext:value-type="float">
            <text:p>28.279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23.4587" calcext:value-type="float">
            <text:p>23.458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33.65" calcext:value-type="float">
            <text:p>33.6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27.6727" calcext:value-type="float">
            <text:p>27.672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23.23" calcext:value-type="float">
            <text:p>23.2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0.0234" calcext:value-type="float">
            <text:p>20.023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25.746" calcext:value-type="float">
            <text:p>25.74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27.1757" calcext:value-type="float">
            <text:p>27.175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8.3597" calcext:value-type="float">
            <text:p>28.359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23.2844" calcext:value-type="float">
            <text:p>23.284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2.8486" calcext:value-type="float">
            <text:p>32.848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5.1835" calcext:value-type="float">
            <text:p>15.183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30.8101" calcext:value-type="float">
            <text:p>30.81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4.6373" calcext:value-type="float">
            <text:p>24.637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32.145" calcext:value-type="float">
            <text:p>32.14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7.6982" calcext:value-type="float">
            <text:p>17.698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33.3179" calcext:value-type="float">
            <text:p>33.317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27.8508" calcext:value-type="float">
            <text:p>27.850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3.6648" calcext:value-type="float">
            <text:p>23.664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24.114" calcext:value-type="float">
            <text:p>24.11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9.6543" calcext:value-type="float">
            <text:p>29.654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21.4277" calcext:value-type="float">
            <text:p>21.427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33.7387" calcext:value-type="float">
            <text:p>33.738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31.7389" calcext:value-type="float">
            <text:p>31.738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5800" calcext:value-type="float">
            <text:p>25800</text:p>
          </table:table-cell>
          <table:table-cell office:value-type="float" office:value="23.0291" calcext:value-type="float">
            <text:p>23.029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6.7613" calcext:value-type="float">
            <text:p>26.761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6200" calcext:value-type="float">
            <text:p>26200</text:p>
          </table:table-cell>
          <table:table-cell office:value-type="float" office:value="25.6806" calcext:value-type="float">
            <text:p>25.68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20.0967" calcext:value-type="float">
            <text:p>20.096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5.743" calcext:value-type="float">
            <text:p>25.74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24.3506" calcext:value-type="float">
            <text:p>24.350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4.6831" calcext:value-type="float">
            <text:p>34.6831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20.4039" calcext:value-type="float">
            <text:p>20.403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7400" calcext:value-type="float">
            <text:p>27400</text:p>
          </table:table-cell>
          <table:table-cell office:value-type="float" office:value="36.0556" calcext:value-type="float">
            <text:p>36.055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6.3179" calcext:value-type="float">
            <text:p>26.317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float" office:value="22.8235" calcext:value-type="float">
            <text:p>22.823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7.9338" calcext:value-type="float">
            <text:p>17.933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8200" calcext:value-type="float">
            <text:p>28200</text:p>
          </table:table-cell>
          <table:table-cell office:value-type="float" office:value="21.7675" calcext:value-type="float">
            <text:p>21.767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8400" calcext:value-type="float">
            <text:p>28400</text:p>
          </table:table-cell>
          <table:table-cell office:value-type="float" office:value="21.3089" calcext:value-type="float">
            <text:p>21.308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33.5312" calcext:value-type="float">
            <text:p>33.531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22.7659" calcext:value-type="float">
            <text:p>22.765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0.1174" calcext:value-type="float">
            <text:p>20.117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21.2443" calcext:value-type="float">
            <text:p>21.244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9400" calcext:value-type="float">
            <text:p>29400</text:p>
          </table:table-cell>
          <table:table-cell office:value-type="float" office:value="28.504" calcext:value-type="float">
            <text:p>28.50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28.5218" calcext:value-type="float">
            <text:p>28.521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29800" calcext:value-type="float">
            <text:p>29800</text:p>
          </table:table-cell>
          <table:table-cell office:value-type="float" office:value="21.8307" calcext:value-type="float">
            <text:p>21.83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7.7725" calcext:value-type="float">
            <text:p>27.772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23.5707" calcext:value-type="float">
            <text:p>23.57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27.0831" calcext:value-type="float">
            <text:p>27.083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27.4262" calcext:value-type="float">
            <text:p>27.426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0800" calcext:value-type="float">
            <text:p>30800</text:p>
          </table:table-cell>
          <table:table-cell office:value-type="float" office:value="27.6219" calcext:value-type="float">
            <text:p>27.621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1.8281" calcext:value-type="float">
            <text:p>21.828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25.6971" calcext:value-type="float">
            <text:p>25.697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19.5927" calcext:value-type="float">
            <text:p>19.592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20.9259" calcext:value-type="float">
            <text:p>20.9259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28.5326" calcext:value-type="float">
            <text:p>28.532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4.5554" calcext:value-type="float">
            <text:p>24.555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2200" calcext:value-type="float">
            <text:p>32200</text:p>
          </table:table-cell>
          <table:table-cell office:value-type="float" office:value="32.9613" calcext:value-type="float">
            <text:p>32.961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24.3351" calcext:value-type="float">
            <text:p>24.335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27.5802" calcext:value-type="float">
            <text:p>27.580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2800" calcext:value-type="float">
            <text:p>32800</text:p>
          </table:table-cell>
          <table:table-cell office:value-type="float" office:value="28.1866" calcext:value-type="float">
            <text:p>28.186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2.5639" calcext:value-type="float">
            <text:p>22.563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18.7854" calcext:value-type="float">
            <text:p>18.785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27.4695" calcext:value-type="float">
            <text:p>27.46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29.0209" calcext:value-type="float">
            <text:p>29.020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9.6772" calcext:value-type="float">
            <text:p>19.677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float" office:value="20.578" calcext:value-type="float">
            <text:p>20.57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4400" calcext:value-type="float">
            <text:p>34400</text:p>
          </table:table-cell>
          <table:table-cell office:value-type="float" office:value="25.4323" calcext:value-type="float">
            <text:p>25.432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27.7541" calcext:value-type="float">
            <text:p>27.754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4800" calcext:value-type="float">
            <text:p>34800</text:p>
          </table:table-cell>
          <table:table-cell office:value-type="float" office:value="17.6057" calcext:value-type="float">
            <text:p>17.605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2.9506" calcext:value-type="float">
            <text:p>22.95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18.2631" calcext:value-type="float">
            <text:p>18.263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16.3477" calcext:value-type="float">
            <text:p>16.347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22.4537" calcext:value-type="float">
            <text:p>22.453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5800" calcext:value-type="float">
            <text:p>35800</text:p>
          </table:table-cell>
          <table:table-cell office:value-type="float" office:value="19.0784" calcext:value-type="float">
            <text:p>19.078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.2735" calcext:value-type="float">
            <text:p>21.273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23.0248" calcext:value-type="float">
            <text:p>23.024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20.4467" calcext:value-type="float">
            <text:p>20.446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20.4885" calcext:value-type="float">
            <text:p>20.488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14.9455" calcext:value-type="float">
            <text:p>14.945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0.4956" calcext:value-type="float">
            <text:p>30.49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7200" calcext:value-type="float">
            <text:p>37200</text:p>
          </table:table-cell>
          <table:table-cell office:value-type="float" office:value="32.7326" calcext:value-type="float">
            <text:p>32.732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7400" calcext:value-type="float">
            <text:p>37400</text:p>
          </table:table-cell>
          <table:table-cell office:value-type="float" office:value="26.735" calcext:value-type="float">
            <text:p>26.73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26.2236" calcext:value-type="float">
            <text:p>26.223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37800" calcext:value-type="float">
            <text:p>37800</text:p>
          </table:table-cell>
          <table:table-cell office:value-type="float" office:value="33.297" calcext:value-type="float">
            <text:p>33.29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2.2161" calcext:value-type="float">
            <text:p>12.216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38200" calcext:value-type="float">
            <text:p>38200</text:p>
          </table:table-cell>
          <table:table-cell office:value-type="float" office:value="21.4148" calcext:value-type="float">
            <text:p>21.414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26.9016" calcext:value-type="float">
            <text:p>26.901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21.6955" calcext:value-type="float">
            <text:p>21.695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18.148" calcext:value-type="float">
            <text:p>18.14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8.3076" calcext:value-type="float">
            <text:p>18.307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22.4402" calcext:value-type="float">
            <text:p>22.440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9400" calcext:value-type="float">
            <text:p>39400</text:p>
          </table:table-cell>
          <table:table-cell office:value-type="float" office:value="29.3824" calcext:value-type="float">
            <text:p>29.382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3.923" calcext:value-type="float">
            <text:p>43.92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9800" calcext:value-type="float">
            <text:p>39800</text:p>
          </table:table-cell>
          <table:table-cell office:value-type="float" office:value="24.8796" calcext:value-type="float">
            <text:p>24.879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3.0925" calcext:value-type="float">
            <text:p>13.092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26.9664" calcext:value-type="float">
            <text:p>26.966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float" office:value="28.9528" calcext:value-type="float">
            <text:p>28.952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20.1269" calcext:value-type="float">
            <text:p>20.126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21.5322" calcext:value-type="float">
            <text:p>21.532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26.6946" calcext:value-type="float">
            <text:p>26.694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float" office:value="29.8779" calcext:value-type="float">
            <text:p>29.877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1400" calcext:value-type="float">
            <text:p>41400</text:p>
          </table:table-cell>
          <table:table-cell office:value-type="float" office:value="26.4156" calcext:value-type="float">
            <text:p>26.415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6.3702" calcext:value-type="float">
            <text:p>16.370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1800" calcext:value-type="float">
            <text:p>41800</text:p>
          </table:table-cell>
          <table:table-cell office:value-type="float" office:value="16.0484" calcext:value-type="float">
            <text:p>16.048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29.7929" calcext:value-type="float">
            <text:p>29.792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2200" calcext:value-type="float">
            <text:p>42200</text:p>
          </table:table-cell>
          <table:table-cell office:value-type="float" office:value="20.753" calcext:value-type="float">
            <text:p>20.7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17.8454" calcext:value-type="float">
            <text:p>17.84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23.9621" calcext:value-type="float">
            <text:p>23.962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2800" calcext:value-type="float">
            <text:p>42800</text:p>
          </table:table-cell>
          <table:table-cell office:value-type="float" office:value="19.1086" calcext:value-type="float">
            <text:p>19.108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5.4337" calcext:value-type="float">
            <text:p>15.433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9.5247" calcext:value-type="float">
            <text:p>29.524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3400" calcext:value-type="float">
            <text:p>43400</text:p>
          </table:table-cell>
          <table:table-cell office:value-type="float" office:value="23.3073" calcext:value-type="float">
            <text:p>23.307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3800" calcext:value-type="float">
            <text:p>43800</text:p>
          </table:table-cell>
          <table:table-cell office:value-type="float" office:value="22.101" calcext:value-type="float">
            <text:p>22.10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6.4003" calcext:value-type="float">
            <text:p>26.400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4200" calcext:value-type="float">
            <text:p>44200</text:p>
          </table:table-cell>
          <table:table-cell office:value-type="float" office:value="21.0519" calcext:value-type="float">
            <text:p>21.051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4400" calcext:value-type="float">
            <text:p>44400</text:p>
          </table:table-cell>
          <table:table-cell office:value-type="float" office:value="20.7595" calcext:value-type="float">
            <text:p>20.759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16.7754" calcext:value-type="float">
            <text:p>16.775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14.0071" calcext:value-type="float">
            <text:p>14.007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2.742" calcext:value-type="float">
            <text:p>22.74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5200" calcext:value-type="float">
            <text:p>45200</text:p>
          </table:table-cell>
          <table:table-cell office:value-type="float" office:value="20.313" calcext:value-type="float">
            <text:p>20.31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5400" calcext:value-type="float">
            <text:p>45400</text:p>
          </table:table-cell>
          <table:table-cell office:value-type="float" office:value="21.584" calcext:value-type="float">
            <text:p>21.58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30.2984" calcext:value-type="float">
            <text:p>30.298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5800" calcext:value-type="float">
            <text:p>45800</text:p>
          </table:table-cell>
          <table:table-cell office:value-type="float" office:value="25.9643" calcext:value-type="float">
            <text:p>25.964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9.102" calcext:value-type="float">
            <text:p>29.10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6200" calcext:value-type="float">
            <text:p>46200</text:p>
          </table:table-cell>
          <table:table-cell office:value-type="float" office:value="21.5977" calcext:value-type="float">
            <text:p>21.597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21.2915" calcext:value-type="float">
            <text:p>21.291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26.2894" calcext:value-type="float">
            <text:p>26.289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6800" calcext:value-type="float">
            <text:p>46800</text:p>
          </table:table-cell>
          <table:table-cell office:value-type="float" office:value="24.9951" calcext:value-type="float">
            <text:p>24.995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4.8085" calcext:value-type="float">
            <text:p>24.808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7200" calcext:value-type="float">
            <text:p>47200</text:p>
          </table:table-cell>
          <table:table-cell office:value-type="float" office:value="8.92266" calcext:value-type="float">
            <text:p>8.9226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float" office:value="22.3651" calcext:value-type="float">
            <text:p>22.365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20.6301" calcext:value-type="float">
            <text:p>20.630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7800" calcext:value-type="float">
            <text:p>47800</text:p>
          </table:table-cell>
          <table:table-cell office:value-type="float" office:value="24.2994" calcext:value-type="float">
            <text:p>24.299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6.4719" calcext:value-type="float">
            <text:p>26.471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8200" calcext:value-type="float">
            <text:p>48200</text:p>
          </table:table-cell>
          <table:table-cell office:value-type="float" office:value="30.0102" calcext:value-type="float">
            <text:p>30.010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8400" calcext:value-type="float">
            <text:p>48400</text:p>
          </table:table-cell>
          <table:table-cell office:value-type="float" office:value="25.7799" calcext:value-type="float">
            <text:p>25.779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12.2415" calcext:value-type="float">
            <text:p>12.241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8800" calcext:value-type="float">
            <text:p>48800</text:p>
          </table:table-cell>
          <table:table-cell office:value-type="float" office:value="18.0189" calcext:value-type="float">
            <text:p>18.018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4.729" calcext:value-type="float">
            <text:p>24.72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9200" calcext:value-type="float">
            <text:p>49200</text:p>
          </table:table-cell>
          <table:table-cell office:value-type="float" office:value="18.0708" calcext:value-type="float">
            <text:p>18.070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9400" calcext:value-type="float">
            <text:p>49400</text:p>
          </table:table-cell>
          <table:table-cell office:value-type="float" office:value="11.4748" calcext:value-type="float">
            <text:p>11.474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9800" calcext:value-type="float">
            <text:p>49800</text:p>
          </table:table-cell>
          <table:table-cell office:value-type="float" office:value="15.9108" calcext:value-type="float">
            <text:p>15.910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.5779" calcext:value-type="float">
            <text:p>14.577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19.5414" calcext:value-type="float">
            <text:p>19.541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20.1712" calcext:value-type="float">
            <text:p>20.171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26.6946" calcext:value-type="float">
            <text:p>26.694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13.9999" calcext:value-type="float">
            <text:p>13.999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32.1474" calcext:value-type="float">
            <text:p>32.14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2.2941" calcext:value-type="float">
            <text:p>22.294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1400" calcext:value-type="float">
            <text:p>51400</text:p>
          </table:table-cell>
          <table:table-cell office:value-type="float" office:value="24.8882" calcext:value-type="float">
            <text:p>24.888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17.1557" calcext:value-type="float">
            <text:p>17.155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800" calcext:value-type="float">
            <text:p>51800</text:p>
          </table:table-cell>
          <table:table-cell office:value-type="float" office:value="17.8517" calcext:value-type="float">
            <text:p>17.851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8.155" calcext:value-type="float">
            <text:p>18.15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float" office:value="14.7786" calcext:value-type="float">
            <text:p>14.778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2400" calcext:value-type="float">
            <text:p>52400</text:p>
          </table:table-cell>
          <table:table-cell office:value-type="float" office:value="19.2388" calcext:value-type="float">
            <text:p>19.238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30.2093" calcext:value-type="float">
            <text:p>30.209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12.5491" calcext:value-type="float">
            <text:p>12.54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26.1142" calcext:value-type="float">
            <text:p>26.114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3200" calcext:value-type="float">
            <text:p>53200</text:p>
          </table:table-cell>
          <table:table-cell office:value-type="float" office:value="22.6744" calcext:value-type="float">
            <text:p>22.674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24.6988" calcext:value-type="float">
            <text:p>24.698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21.0239" calcext:value-type="float">
            <text:p>21.023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3800" calcext:value-type="float">
            <text:p>53800</text:p>
          </table:table-cell>
          <table:table-cell office:value-type="float" office:value="17.5386" calcext:value-type="float">
            <text:p>17.538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8.9957" calcext:value-type="float">
            <text:p>18.995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4200" calcext:value-type="float">
            <text:p>54200</text:p>
          </table:table-cell>
          <table:table-cell office:value-type="float" office:value="31.5189" calcext:value-type="float">
            <text:p>31.51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31.3939" calcext:value-type="float">
            <text:p>31.393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26.8332" calcext:value-type="float">
            <text:p>26.83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float" office:value="25.2865" calcext:value-type="float">
            <text:p>25.286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6.3326" calcext:value-type="float">
            <text:p>16.332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2.6138" calcext:value-type="float">
            <text:p>12.613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5400" calcext:value-type="float">
            <text:p>55400</text:p>
          </table:table-cell>
          <table:table-cell office:value-type="float" office:value="25.4861" calcext:value-type="float">
            <text:p>25.486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28.2896" calcext:value-type="float">
            <text:p>28.2896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25.9378" calcext:value-type="float">
            <text:p>25.937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4.3779" calcext:value-type="float">
            <text:p>14.377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6200" calcext:value-type="float">
            <text:p>56200</text:p>
          </table:table-cell>
          <table:table-cell office:value-type="float" office:value="30.6123" calcext:value-type="float">
            <text:p>30.612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6400" calcext:value-type="float">
            <text:p>56400</text:p>
          </table:table-cell>
          <table:table-cell office:value-type="float" office:value="28.3397" calcext:value-type="float">
            <text:p>28.339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24.5043" calcext:value-type="float">
            <text:p>24.504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6800" calcext:value-type="float">
            <text:p>56800</text:p>
          </table:table-cell>
          <table:table-cell office:value-type="float" office:value="22.6196" calcext:value-type="float">
            <text:p>22.619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20.9446" calcext:value-type="float">
            <text:p>20.944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7200" calcext:value-type="float">
            <text:p>57200</text:p>
          </table:table-cell>
          <table:table-cell office:value-type="float" office:value="10.1457" calcext:value-type="float">
            <text:p>10.145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7400" calcext:value-type="float">
            <text:p>57400</text:p>
          </table:table-cell>
          <table:table-cell office:value-type="float" office:value="18.7516" calcext:value-type="float">
            <text:p>18.751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5.4139" calcext:value-type="float">
            <text:p>15.413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7800" calcext:value-type="float">
            <text:p>57800</text:p>
          </table:table-cell>
          <table:table-cell office:value-type="float" office:value="19.8931" calcext:value-type="float">
            <text:p>19.893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20.3492" calcext:value-type="float">
            <text:p>20.349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8200" calcext:value-type="float">
            <text:p>58200</text:p>
          </table:table-cell>
          <table:table-cell office:value-type="float" office:value="17.8274" calcext:value-type="float">
            <text:p>17.827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8400" calcext:value-type="float">
            <text:p>58400</text:p>
          </table:table-cell>
          <table:table-cell office:value-type="float" office:value="17.3362" calcext:value-type="float">
            <text:p>17.33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22.6737" calcext:value-type="float">
            <text:p>22.673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8800" calcext:value-type="float">
            <text:p>58800</text:p>
          </table:table-cell>
          <table:table-cell office:value-type="float" office:value="4.94268" calcext:value-type="float">
            <text:p>4.9426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0.2509" calcext:value-type="float">
            <text:p>20.250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22.2445" calcext:value-type="float">
            <text:p>22.244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59400" calcext:value-type="float">
            <text:p>59400</text:p>
          </table:table-cell>
          <table:table-cell office:value-type="float" office:value="27.3269" calcext:value-type="float">
            <text:p>27.326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22.3472" calcext:value-type="float">
            <text:p>22.347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9800" calcext:value-type="float">
            <text:p>59800</text:p>
          </table:table-cell>
          <table:table-cell office:value-type="float" office:value="9.48681" calcext:value-type="float">
            <text:p>9.4868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1.0786" calcext:value-type="float">
            <text:p>21.078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0200" calcext:value-type="float">
            <text:p>60200</text:p>
          </table:table-cell>
          <table:table-cell office:value-type="float" office:value="27.437" calcext:value-type="float">
            <text:p>27.43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0400" calcext:value-type="float">
            <text:p>60400</text:p>
          </table:table-cell>
          <table:table-cell office:value-type="float" office:value="16.8781" calcext:value-type="float">
            <text:p>16.8781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21.4141" calcext:value-type="float">
            <text:p>21.414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16.5754" calcext:value-type="float">
            <text:p>16.575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5.6642" calcext:value-type="float">
            <text:p>15.664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float" office:value="20.4853" calcext:value-type="float">
            <text:p>20.485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30.7317" calcext:value-type="float">
            <text:p>30.731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22.8426" calcext:value-type="float">
            <text:p>22.842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1800" calcext:value-type="float">
            <text:p>61800</text:p>
          </table:table-cell>
          <table:table-cell office:value-type="float" office:value="28.8755" calcext:value-type="float">
            <text:p>28.8755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1.0014" calcext:value-type="float">
            <text:p>11.00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float" office:value="20.9782" calcext:value-type="float">
            <text:p>20.97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22.2918" calcext:value-type="float">
            <text:p>22.291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16.1339" calcext:value-type="float">
            <text:p>16.133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2800" calcext:value-type="float">
            <text:p>62800</text:p>
          </table:table-cell>
          <table:table-cell office:value-type="float" office:value="25.7681" calcext:value-type="float">
            <text:p>25.768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21.7793" calcext:value-type="float">
            <text:p>21.779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3200" calcext:value-type="float">
            <text:p>63200</text:p>
          </table:table-cell>
          <table:table-cell office:value-type="float" office:value="16.3781" calcext:value-type="float">
            <text:p>16.378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63400" calcext:value-type="float">
            <text:p>63400</text:p>
          </table:table-cell>
          <table:table-cell office:value-type="float" office:value="26.2479" calcext:value-type="float">
            <text:p>26.247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25.0883" calcext:value-type="float">
            <text:p>25.088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3800" calcext:value-type="float">
            <text:p>63800</text:p>
          </table:table-cell>
          <table:table-cell office:value-type="float" office:value="27.4712" calcext:value-type="float">
            <text:p>27.471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4.9832" calcext:value-type="float">
            <text:p>24.983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4200" calcext:value-type="float">
            <text:p>64200</text:p>
          </table:table-cell>
          <table:table-cell office:value-type="float" office:value="24.6821" calcext:value-type="float">
            <text:p>24.6821</text:p>
          </table:table-cell>
          <table:table-cell office:value-type="float" office:value="0.72" calcext:value-type="float">
            <text:p>0.72</text:p>
          </table:table-cell>
        </table:table-row>
      </table:table>
      <table:named-expressions/>
      <table:database-ranges>
        <table:database-range table:name="__Anonymous_Sheet_DB__0" table:target-range-address="Latest.A1:Latest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7:29:17.584526107</meta:creation-date>
    <dc:date>2017-12-08T21:31:03.127891449</dc:date>
    <meta:editing-duration>PT1H29M58S</meta:editing-duration>
    <meta:editing-cycles>1</meta:editing-cycles>
    <meta:document-statistic meta:table-count="1" meta:cell-count="966" meta:object-count="2"/>
    <meta:generator>LibreOffice/5.1.6.2$Linux_X86_64 LibreOffice_project/10m0$Build-2</meta:generator>
  </office:meta>
</office:document-meta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75cm" svg:height="9.067cm" xlink:href=".." xlink:type="simple" chart:class="chart:line" chart:style-name="ch1">
        <chart:title svg:x="10.991cm" svg:y="0.317cm" chart:style-name="ch2">
          <text:p>Softmax Loss</text:p>
        </chart:title>
        <chart:legend chart:legend-position="end" svg:x="22.023cm" svg:y="4.234cm" style:legend-expansion="high" chart:style-name="ch3"/>
        <chart:plot-area chart:style-name="ch4" table:cell-range-address="Latest.A1:Latest.B322" chart:data-source-has-labels="column" svg:x="0.497cm" svg:y="1.277cm" svg:width="21.029cm" svg:height="7.609cm">
          <chartooo:coordinate-region svg:x="1.304cm" svg:y="1.277cm" svg:width="20.222cm" svg:height="6.225cm"/>
          <chart:axis chart:dimension="x" chart:name="primary-x" chart:style-name="ch5" chartooo:axis-type="auto">
            <chartooo:date-scale/>
            <chart:categories table:cell-range-address="Latest.A1:Latest.A3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st.B1:Latest.B322" chart:class="chart:line">
            <chart:data-point chart:repeated="3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tep</text:p>
                <draw:g>
                  <svg:desc>Latest.A1:Latest.A322</svg:desc>
                </draw:g>
              </table:table-cell>
              <table:table-cell office:value-type="float" office:value="NaN">
                <text:p>NaN</text:p>
                <draw:g>
                  <svg:desc>Latest.B1:Latest.B32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7.8634">
                <text:p>97.86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3.6754">
                <text:p>73.67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8.9497">
                <text:p>48.94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5.143">
                <text:p>55.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.0602">
                <text:p>45.060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3.7504">
                <text:p>43.750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8.3531">
                <text:p>48.353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1.5855">
                <text:p>51.58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2.3092">
                <text:p>42.30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4.7614">
                <text:p>34.761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58.7042">
                <text:p>58.704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40.9599">
                <text:p>40.959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3.3232">
                <text:p>53.323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0.8353">
                <text:p>50.835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2.9609">
                <text:p>42.96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6.3186">
                <text:p>56.318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4.5517">
                <text:p>44.551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7.0364">
                <text:p>37.036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3.7311">
                <text:p>33.73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5.3349">
                <text:p>45.334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0.2578">
                <text:p>40.257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4.1647">
                <text:p>44.164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4.9828">
                <text:p>44.982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6.9566">
                <text:p>46.956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8.1813">
                <text:p>38.1813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8.6511">
                <text:p>48.651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2.7419">
                <text:p>52.741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2.9936">
                <text:p>42.993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7.4397">
                <text:p>37.439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7.5434">
                <text:p>37.543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3.5566">
                <text:p>43.556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7.4619">
                <text:p>27.461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6.9195">
                <text:p>26.919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7.3024">
                <text:p>37.302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6.6404">
                <text:p>36.640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2.1498">
                <text:p>42.149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23.6393">
                <text:p>23.639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3.9598">
                <text:p>33.9598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1.5678">
                <text:p>31.567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5.2563">
                <text:p>35.2563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3.6182">
                <text:p>33.618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8.3101">
                <text:p>38.310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0.435">
                <text:p>30.43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40.0908">
                <text:p>40.090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0.0356">
                <text:p>30.035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5.1903">
                <text:p>55.190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29.3723">
                <text:p>29.3723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33.7251">
                <text:p>33.725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39.409">
                <text:p>39.4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.7864">
                <text:p>30.7864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20.5712">
                <text:p>20.5712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34.2201">
                <text:p>34.2201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32.3829">
                <text:p>32.3829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41.5552">
                <text:p>41.55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0.4299">
                <text:p>30.4299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24.6551">
                <text:p>24.6551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36.1324">
                <text:p>36.1324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23.1376">
                <text:p>23.1376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24.3951">
                <text:p>24.395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0.5266">
                <text:p>40.5266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29.3848">
                <text:p>29.3848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31.675">
                <text:p>31.675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27.9961">
                <text:p>27.9961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24.9599">
                <text:p>24.959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9.9009">
                <text:p>29.9009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22.1902">
                <text:p>22.190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8.6959">
                <text:p>18.6959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30.7477">
                <text:p>30.7477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22.3652">
                <text:p>22.365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2.1964">
                <text:p>42.1964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26.5387">
                <text:p>26.5387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29.4721">
                <text:p>29.4721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33.5645">
                <text:p>33.5645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32.9227">
                <text:p>32.922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0.6268">
                <text:p>20.626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45.8673">
                <text:p>45.8673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25.6918">
                <text:p>25.6918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31.388">
                <text:p>31.388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24.2604">
                <text:p>24.260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4.602">
                <text:p>34.602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33.9752">
                <text:p>33.9752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33.7205">
                <text:p>33.7205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22.3766">
                <text:p>22.376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2.5775">
                <text:p>32.5775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28.0405">
                <text:p>28.0405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23.8062">
                <text:p>23.8062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29.6464">
                <text:p>29.6464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25.7324">
                <text:p>25.732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8.6345">
                <text:p>18.6345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27.6697">
                <text:p>27.6697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36.7326">
                <text:p>36.7326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22.2605">
                <text:p>22.260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0.6625">
                <text:p>20.6625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8.6769">
                <text:p>18.6769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22.2962">
                <text:p>22.2962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25.6286">
                <text:p>25.6286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33.5016">
                <text:p>33.501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9.744">
                <text:p>29.744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28.5288">
                <text:p>28.5288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34.2728">
                <text:p>34.2728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8.4812">
                <text:p>28.4812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28.2797">
                <text:p>28.279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3.4587">
                <text:p>23.4587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33.65">
                <text:p>33.65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27.6727">
                <text:p>27.6727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25.8651">
                <text:p>25.8651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0.0234">
                <text:p>20.0234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25.746">
                <text:p>25.746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27.1757">
                <text:p>27.1757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28.3597">
                <text:p>28.3597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23.2844">
                <text:p>23.284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2.8486">
                <text:p>32.8486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15.1835">
                <text:p>15.1835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30.8101">
                <text:p>30.8101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24.6373">
                <text:p>24.6373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32.145">
                <text:p>32.14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7.6982">
                <text:p>17.6982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33.3179">
                <text:p>33.3179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27.8508">
                <text:p>27.8508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23.6648">
                <text:p>23.6648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24.114">
                <text:p>24.11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9.6543">
                <text:p>29.6543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21.4277">
                <text:p>21.4277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33.7387">
                <text:p>33.7387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1.7389">
                <text:p>31.7389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23.0291">
                <text:p>23.029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6.7613">
                <text:p>26.7613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25.6806">
                <text:p>25.6806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20.0967">
                <text:p>20.0967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25.743">
                <text:p>25.743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24.3506">
                <text:p>24.350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4.6831">
                <text:p>34.6831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20.4039">
                <text:p>20.4039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36.0556">
                <text:p>36.0556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26.3179">
                <text:p>26.3179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22.8235">
                <text:p>22.823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7.9338">
                <text:p>17.9338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21.7675">
                <text:p>21.7675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21.3089">
                <text:p>21.3089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33.5312">
                <text:p>33.5312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22.7659">
                <text:p>22.765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0.1174">
                <text:p>20.1174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21.2443">
                <text:p>21.2443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28.504">
                <text:p>28.504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28.5218">
                <text:p>28.5218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21.8307">
                <text:p>21.830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7.7725">
                <text:p>27.7725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23.5707">
                <text:p>23.5707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27.0831">
                <text:p>27.0831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27.4262">
                <text:p>27.4262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27.6219">
                <text:p>27.6219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1.8281">
                <text:p>21.8281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25.6971">
                <text:p>25.6971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19.5927">
                <text:p>19.5927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20.9259">
                <text:p>20.9259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28.5326">
                <text:p>28.532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4.5554">
                <text:p>24.5554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32.9613">
                <text:p>32.9613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24.3351">
                <text:p>24.3351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27.5802">
                <text:p>27.580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28.1866">
                <text:p>28.186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2.5639">
                <text:p>22.5639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18.7854">
                <text:p>18.7854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27.4695">
                <text:p>27.4695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29.0209">
                <text:p>29.0209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9.6772">
                <text:p>19.6772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20.578">
                <text:p>20.578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25.4323">
                <text:p>25.4323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27.7541">
                <text:p>27.7541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17.6057">
                <text:p>17.605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2.9506">
                <text:p>22.9506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8.2631">
                <text:p>18.2631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16.3477">
                <text:p>16.3477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22.4537">
                <text:p>22.4537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19.0784">
                <text:p>19.078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1.2735">
                <text:p>21.2735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23.0248">
                <text:p>23.0248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20.4467">
                <text:p>20.4467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20.4885">
                <text:p>20.4885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4.9455">
                <text:p>14.945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0.4956">
                <text:p>30.4956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32.7326">
                <text:p>32.7326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26.735">
                <text:p>26.73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26.2236">
                <text:p>26.2236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33.297">
                <text:p>33.29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2.2161">
                <text:p>12.2161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21.4148">
                <text:p>21.4148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26.9016">
                <text:p>26.9016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21.6955">
                <text:p>21.695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18.148">
                <text:p>18.14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8.3076">
                <text:p>18.3076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22.4402">
                <text:p>22.4402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29.3824">
                <text:p>29.382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43.923">
                <text:p>43.923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24.8796">
                <text:p>24.879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3.0925">
                <text:p>13.0925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26.9664">
                <text:p>26.9664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28.9528">
                <text:p>28.9528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20.1269">
                <text:p>20.1269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21.5322">
                <text:p>21.532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6.6946">
                <text:p>26.6946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29.8779">
                <text:p>29.8779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26.4156">
                <text:p>26.415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6.3702">
                <text:p>16.3702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16.0484">
                <text:p>16.048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9.7929">
                <text:p>29.7929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20.753">
                <text:p>20.753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17.8454">
                <text:p>17.8454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23.9621">
                <text:p>23.962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9.1086">
                <text:p>19.1086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.4337">
                <text:p>15.4337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29.5247">
                <text:p>29.5247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23.3073">
                <text:p>23.3073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13.2703">
                <text:p>13.2703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22.101">
                <text:p>22.1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6.4003">
                <text:p>26.400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1.0519">
                <text:p>21.0519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.7595">
                <text:p>20.759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6.7754">
                <text:p>16.7754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4.0071">
                <text:p>14.007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2.742">
                <text:p>22.742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20.313">
                <text:p>20.31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21.584">
                <text:p>21.584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30.2984">
                <text:p>30.2984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25.9643">
                <text:p>25.964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9.102">
                <text:p>29.102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21.5977">
                <text:p>21.5977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21.2915">
                <text:p>21.2915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26.2894">
                <text:p>26.2894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24.9951">
                <text:p>24.995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4.8085">
                <text:p>24.8085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8.92266">
                <text:p>8.92266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22.3651">
                <text:p>22.3651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20.6301">
                <text:p>20.6301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24.2994">
                <text:p>24.299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6.4719">
                <text:p>26.4719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30.0102">
                <text:p>30.0102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25.7799">
                <text:p>25.7799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12.2415">
                <text:p>12.2415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18.0189">
                <text:p>18.018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4.729">
                <text:p>24.729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18.0708">
                <text:p>18.0708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11.4748">
                <text:p>11.4748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12.4346">
                <text:p>12.434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15.9108">
                <text:p>15.910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.5779">
                <text:p>14.5779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19.5414">
                <text:p>19.5414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20.1712">
                <text:p>20.1712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26.6946">
                <text:p>26.6946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13.9999">
                <text:p>13.9999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32.1474">
                <text:p>32.1474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22.2941">
                <text:p>22.2941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24.8882">
                <text:p>24.8882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17.1557">
                <text:p>17.1557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17.8517">
                <text:p>17.851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8.155">
                <text:p>18.155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14.7786">
                <text:p>14.7786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19.2388">
                <text:p>19.2388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30.2093">
                <text:p>30.2093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12.5491">
                <text:p>12.5491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6.1142">
                <text:p>26.1142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22.6744">
                <text:p>22.6744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24.6988">
                <text:p>24.6988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21.0239">
                <text:p>21.0239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17.5386">
                <text:p>17.5386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8.9957">
                <text:p>18.9957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31.5189">
                <text:p>31.5189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31.3939">
                <text:p>31.3939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26.8332">
                <text:p>26.8332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25.2865">
                <text:p>25.286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6.3326">
                <text:p>16.3326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12.6138">
                <text:p>12.6138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25.4861">
                <text:p>25.4861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28.2896">
                <text:p>28.2896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25.9378">
                <text:p>25.9378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4.3779">
                <text:p>14.3779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30.6123">
                <text:p>30.6123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28.3397">
                <text:p>28.3397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24.5043">
                <text:p>24.5043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22.6196">
                <text:p>22.6196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0.9446">
                <text:p>20.9446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10.1457">
                <text:p>10.1457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18.7516">
                <text:p>18.7516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15.4139">
                <text:p>15.4139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19.8931">
                <text:p>19.8931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0.3492">
                <text:p>20.3492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17.8274">
                <text:p>17.8274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17.3362">
                <text:p>17.3362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22.6737">
                <text:p>22.6737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4.94268">
                <text:p>4.94268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0.2509">
                <text:p>20.2509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22.2445">
                <text:p>22.2445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27.3269">
                <text:p>27.3269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22.3472">
                <text:p>22.3472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9.48681">
                <text:p>9.4868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1.0786">
                <text:p>21.0786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27.437">
                <text:p>27.437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16.8781">
                <text:p>16.8781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21.4141">
                <text:p>21.4141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16.5754">
                <text:p>16.5754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15.6642">
                <text:p>15.6642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20.4853">
                <text:p>20.4853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30.7317">
                <text:p>30.7317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22.8426">
                <text:p>22.8426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28.8755">
                <text:p>28.8755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1.0014">
                <text:p>11.0014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20.9782">
                <text:p>20.9782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22.2918">
                <text:p>22.2918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16.1339">
                <text:p>16.1339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25.7681">
                <text:p>25.7681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1.7793">
                <text:p>21.7793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16.3781">
                <text:p>16.3781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26.2479">
                <text:p>26.2479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25.0883">
                <text:p>25.0883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27.4712">
                <text:p>27.4712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4.9832">
                <text:p>24.9832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24.6821">
                <text:p>24.68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58cm" svg:height="8.798cm" xlink:href=".." xlink:type="simple" chart:class="chart:line" chart:style-name="ch1">
        <chart:title svg:x="11.406cm" svg:y="0.311cm" chart:style-name="ch2">
          <text:p>Accuracy</text:p>
        </chart:title>
        <chart:legend chart:legend-position="end" svg:x="22.006cm" svg:y="4.1cm" style:legend-expansion="high" chart:style-name="ch3"/>
        <chart:plot-area chart:style-name="ch4" table:cell-range-address="Latest.A1:Latest.A322 Latest.C1:Latest.C322" chart:data-source-has-labels="column" svg:x="0.497cm" svg:y="1.265cm" svg:width="21.012cm" svg:height="7.358cm">
          <chartooo:coordinate-region svg:x="1.224cm" svg:y="1.265cm" svg:width="20.285cm" svg:height="5.974cm"/>
          <chart:axis chart:dimension="x" chart:name="primary-x" chart:style-name="ch5" chartooo:axis-type="auto">
            <chartooo:date-scale/>
            <chart:categories table:cell-range-address="Latest.A1:Latest.A3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test.C1:Latest.C322" chart:class="chart:line">
            <chart:data-point chart:repeated="3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tep</text:p>
                <draw:g>
                  <svg:desc>Latest.A1:Latest.A322</svg:desc>
                </draw:g>
              </table:table-cell>
              <table:table-cell office:value-type="float" office:value="NaN">
                <text:p>NaN</text:p>
                <draw:g>
                  <svg:desc>Latest.C1:Latest.C32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0200">
                <text:p>40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0400">
                <text:p>404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1400">
                <text:p>414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1800">
                <text:p>418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2200">
                <text:p>42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2400">
                <text:p>42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3400">
                <text:p>434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6200">
                <text:p>462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6800">
                <text:p>46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7200">
                <text:p>472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7400">
                <text:p>47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7800">
                <text:p>47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8200">
                <text:p>4820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8400">
                <text:p>484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8800">
                <text:p>48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49200">
                <text:p>492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49400">
                <text:p>494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0200">
                <text:p>50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0400">
                <text:p>50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50800">
                <text:p>508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1400">
                <text:p>51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1800">
                <text:p>518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2200">
                <text:p>52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2400">
                <text:p>524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53200">
                <text:p>53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3400">
                <text:p>53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4200">
                <text:p>542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4800">
                <text:p>548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5200">
                <text:p>552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5400">
                <text:p>55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5800">
                <text:p>558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6200">
                <text:p>562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6400">
                <text:p>56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6800">
                <text:p>56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7200">
                <text:p>572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400">
                <text:p>57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57800">
                <text:p>57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8200">
                <text:p>582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8400">
                <text:p>584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8800">
                <text:p>588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59400">
                <text:p>594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59800">
                <text:p>598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60200">
                <text:p>602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60400">
                <text:p>604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1200">
                <text:p>61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1400">
                <text:p>614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61800">
                <text:p>618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62800">
                <text:p>62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63200">
                <text:p>63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3400">
                <text:p>634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63800">
                <text:p>638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64200">
                <text:p>64200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